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HelperImpl.logout( boolean invalidateSessions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HelperImpl.findBestMatchSecurityConstraint( String uri , Context ctx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PageflowHelperImpl.doSecurityRedirect( String uri , HttpServletRequest request , HttpServletResponse response ,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flowHelperImpl.login( String username , String password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HelperImpl.initRequest( HttpRequest request , HttpResponse response , PageflowValve val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flowHelperImpl.getSecureListenPort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ageflowHelperImpl.isSecureResource( String uri , HttpServ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PageflowHelperImpl.getListenPort( HttpServletRequest reques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geflowHelperImpl.getFileExtension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